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n=100_b=1.5_c=0.1_d=0.1</text:p>
          </table:table-cell>
          <table:table-cell office:value-type="string">
            <text:p>n=100_b=1_c=0.1_d=0.1</text:p>
          </table:table-cell>
          <table:table-cell office:value-type="string">
            <text:p>n=100_b=1_c=0.2_d=0.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000012767749">
            <text:p>1.28E-009</text:p>
          </table:table-cell>
          <table:table-cell table:style-name="ce1" office:value-type="float" office:value="0.0000000017942633">
            <text:p>1.79E-009</text:p>
          </table:table-cell>
          <table:table-cell table:style-name="ce1" office:value-type="float" office:value="0.000002270027">
            <text:p>2.27E-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0000362321985">
            <text:p>3.62E-006</text:p>
          </table:table-cell>
          <table:table-cell table:style-name="ce1" office:value-type="float" office:value="0.0000023381128">
            <text:p>2.34E-006</text:p>
          </table:table-cell>
          <table:table-cell office:value-type="float" office:value="0.002009583">
            <text:p>0.00200958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000007798952">
            <text:p>7.80E-007</text:p>
          </table:table-cell>
          <table:table-cell table:style-name="ce1" office:value-type="float" office:value="0.0000009677269">
            <text:p>9.68E-007</text:p>
          </table:table-cell>
          <table:table-cell office:value-type="float" office:value="0.0015691071">
            <text:p>0.001569107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00000176839">
            <text:p>1.77E-006</text:p>
          </table:table-cell>
          <table:table-cell table:style-name="ce1" office:value-type="float" office:value="0.0000018575968">
            <text:p>1.86E-006</text:p>
          </table:table-cell>
          <table:table-cell office:value-type="float" office:value="0.00359338">
            <text:p>0.0035933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table:style-name="ce1" office:value-type="float" office:value="-7.10543E-015">
            <text:p>-7.11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.10967405">
            <text:p>25.10967405</text:p>
          </table:table-cell>
          <table:table-cell office:value-type="float" office:value="156.7157055">
            <text:p>156.7157055</text:p>
          </table:table-cell>
          <table:table-cell office:value-type="float" office:value="0.208468531">
            <text:p>0.2084685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.6279">
            <text:p>41.6279</text:p>
          </table:table-cell>
          <table:table-cell office:value-type="float" office:value="35.790232">
            <text:p>35.790232</text:p>
          </table:table-cell>
          <table:table-cell office:value-type="float" office:value="9.80708">
            <text:p>9.807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00925362">
            <text:p>19.00925362</text:p>
          </table:table-cell>
          <table:table-cell office:value-type="float" office:value="7.455643">
            <text:p>7.455643</text:p>
          </table:table-cell>
          <table:table-cell office:value-type="float" office:value="7.3740665">
            <text:p>7.37406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2.906373">
            <text:p>1802.906373</text:p>
          </table:table-cell>
          <table:table-cell office:value-type="float" office:value="927.716164">
            <text:p>927.716164</text:p>
          </table:table-cell>
          <table:table-cell office:value-type="float" office:value="542.621516">
            <text:p>542.6215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7211.22">
            <text:p>737211.22</text:p>
          </table:table-cell>
          <table:table-cell office:value-type="float" office:value="556726.97">
            <text:p>556726.97</text:p>
          </table:table-cell>
          <table:table-cell office:value-type="float" office:value="152596.886">
            <text:p>152596.8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62.121">
            <text:p>4262.121</text:p>
          </table:table-cell>
          <table:table-cell office:value-type="float" office:value="4813.766">
            <text:p>4813.766</text:p>
          </table:table-cell>
          <table:table-cell office:value-type="float" office:value="1771.7919">
            <text:p>1771.79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56272935.27403">
            <text:p>5.63E+007</text:p>
          </table:table-cell>
          <table:table-cell table:style-name="ce1" office:value-type="float" office:value="38287741.45">
            <text:p>3.83E+007</text:p>
          </table:table-cell>
          <table:table-cell office:value-type="float" office:value="9653297.4108082">
            <text:p>9653297.410808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.3219964">
            <text:p>80.3219964</text:p>
          </table:table-cell>
          <table:table-cell office:value-type="float" office:value="72.90504">
            <text:p>72.90504</text:p>
          </table:table-cell>
          <table:table-cell office:value-type="float" office:value="95.7302754">
            <text:p>95.73027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694936">
            <text:p>0.002694936</text:p>
          </table:table-cell>
          <table:table-cell office:value-type="float" office:value="0.0019193761">
            <text:p>0.0019193761</text:p>
          </table:table-cell>
          <table:table-cell table:style-name="ce1" office:value-type="float" office:value="0.0006214937">
            <text:p>6.21E-0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7.85037">
            <text:p>127.85037</text:p>
          </table:table-cell>
          <table:table-cell office:value-type="float" office:value="179.68644">
            <text:p>179.68644</text:p>
          </table:table-cell>
          <table:table-cell office:value-type="float" office:value="92.73236">
            <text:p>92.732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.31515">
            <text:p>26.31515</text:p>
          </table:table-cell>
          <table:table-cell office:value-type="float" office:value="37.228798">
            <text:p>37.228798</text:p>
          </table:table-cell>
          <table:table-cell office:value-type="float" office:value="12.255247">
            <text:p>12.2552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127882">
            <text:p>4.127882</text:p>
          </table:table-cell>
          <table:table-cell office:value-type="float" office:value="5.946922">
            <text:p>5.946922</text:p>
          </table:table-cell>
          <table:table-cell office:value-type="float" office:value="3.0557752">
            <text:p>3.05577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.327276">
            <text:p>21.327276</text:p>
          </table:table-cell>
          <table:table-cell office:value-type="float" office:value="16.640572">
            <text:p>16.640572</text:p>
          </table:table-cell>
          <table:table-cell office:value-type="float" office:value="10.472117">
            <text:p>10.4721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.14243">
            <text:p>25.14243</text:p>
          </table:table-cell>
          <table:table-cell office:value-type="float" office:value="24.660095">
            <text:p>24.660095</text:p>
          </table:table-cell>
          <table:table-cell office:value-type="float" office:value="5.0019317">
            <text:p>5.00193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356518">
            <text:p>0.6356518</text:p>
          </table:table-cell>
          <table:table-cell office:value-type="float" office:value="0.6605994">
            <text:p>0.6605994</text:p>
          </table:table-cell>
          <table:table-cell office:value-type="float" office:value="0.4243171">
            <text:p>0.424317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89541070008955">
            <text:p>9.8954107001</text:p>
          </table:table-cell>
          <table:table-cell office:value-type="float" office:value="12.800532">
            <text:p>12.800532</text:p>
          </table:table-cell>
          <table:table-cell office:value-type="float" office:value="8.8744335">
            <text:p>8.87443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00816214">
            <text:p>11.00816214</text:p>
          </table:table-cell>
          <table:table-cell office:value-type="float" office:value="16.5198113">
            <text:p>16.5198113</text:p>
          </table:table-cell>
          <table:table-cell office:value-type="float" office:value="14.6473325">
            <text:p>14.64733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3038303">
            <text:p>2.3038303</text:p>
          </table:table-cell>
          <table:table-cell office:value-type="float" office:value="2.7418505">
            <text:p>2.7418505</text:p>
          </table:table-cell>
          <table:table-cell office:value-type="float" office:value="0.9867429">
            <text:p>0.98674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7.52746">
            <text:p>87.52746</text:p>
          </table:table-cell>
          <table:table-cell office:value-type="float" office:value="88.73079">
            <text:p>88.73079</text:p>
          </table:table-cell>
          <table:table-cell office:value-type="float" office:value="52.84007">
            <text:p>52.840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9/12/2013</text:date>, <text:time>16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16:55:00.73</dc:date>
    <dc:creator>Mirjam Skarica</dc:creator>
    <meta:document-statistic meta:table-count="1" meta:cell-count="99" meta:object-count="0"/>
    <meta:generator>OpenOffice/4.0.1$Win32 OpenOffice.org_project/401m5$Build-9714</meta:generator>
  </office:meta>
</office:document-meta>
</file>